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Этапы" style:family="table">
      <style:table-properties style:width="17cm" table:align="margins"/>
    </style:style>
    <style:style style:name="Этапы.A" style:family="table-column">
      <style:table-column-properties style:column-width="5.667cm" style:rel-column-width="21845*"/>
    </style:style>
    <style:style style:name="Этапы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Этапы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Этапы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>
        <style:tab-stops>
          <style:tab-stop style:position="1.221cm"/>
        </style:tab-stops>
      </style:paragraph-properties>
      <style:text-properties style:font-name="Times New Roman" officeooo:paragraph-rsid="00045115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>
        <style:tab-stops>
          <style:tab-stop style:position="1.221cm"/>
          <style:tab-stop style:position="1.251cm"/>
        </style:tab-stops>
      </style:paragraph-properties>
      <style:text-properties style:font-name="Times New Roman" officeooo:paragraph-rsid="00045115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>
        <style:tab-stops>
          <style:tab-stop style:position="1.221cm"/>
        </style:tab-stops>
      </style:paragraph-properties>
      <style:text-properties style:font-name="Times New Roman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>
        <style:tab-stops>
          <style:tab-stop style:position="1.221cm"/>
        </style:tab-stops>
      </style:paragraph-properties>
      <style:text-properties style:font-name="Times New Roman" officeooo:rsid="00045115" officeooo:paragraph-rsid="00045115"/>
    </style:style>
    <style:style style:name="P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45115"/>
    </style:style>
    <style:style style:name="T2" style:family="text">
      <style:text-properties officeooo:rsid="000558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Задание.</text:p>
      <text:p text:style-name="P2">Создать web-приложение для ведения списка задач. Задачи можно добавлять, удалять и размещать в три фиксированных колонки: «Сделать», «В работе», и «Готово». Список должен сохраняться при выходе со страницы.</text:p>
      <text:p text:style-name="P3"/>
      <text:p text:style-name="P4">2. Этапы:</text:p>
      <table:table table:name="Этапы" table:style-name="Этапы" table:template-name="Default Style">
        <table:table-column table:style-name="Этапы.A" table:number-columns-repeated="3"/>
        <table:table-row>
          <table:table-cell table:style-name="Этапы.A1" office:value-type="string">
            <text:p text:style-name="P5">Этап <text:span text:style-name="T2">(задача)</text:span></text:p>
          </table:table-cell>
          <table:table-cell table:style-name="Этапы.A1" office:value-type="string">
            <text:p text:style-name="P5">План. время <text:span text:style-name="T2">(ч.)</text:span></text:p>
          </table:table-cell>
          <table:table-cell table:style-name="Этапы.C1" office:value-type="string">
            <text:p text:style-name="P5">Затрач. время <text:span text:style-name="T2">(ч.)</text:span></text:p>
          </table:table-cell>
        </table:table-row>
        <table:table-row>
          <table:table-cell table:style-name="Этапы.A2" office:value-type="string">
            <text:p text:style-name="P5"/>
          </table:table-cell>
          <table:table-cell table:style-name="Этапы.A2" office:value-type="string">
            <text:p text:style-name="P5"/>
          </table:table-cell>
          <table:table-cell table:style-name="Этапы.C2" office:value-type="string">
            <text:p text:style-name="P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8T16:02:05.352310331</meta:creation-date>
    <meta:generator>LibreOffice/26.2.0.3$Linux_X86_64 LibreOffice_project/afbbd0df0edb6d40b450b0337ac646b0913a760c</meta:generator>
    <dc:date>2026-02-28T16:06:44.047786845</dc:date>
    <meta:editing-duration>PT4M39S</meta:editing-duration>
    <meta:editing-cycles>2</meta:editing-cycles>
    <meta:document-statistic meta:table-count="1" meta:image-count="0" meta:object-count="0" meta:page-count="1" meta:paragraph-count="6" meta:word-count="40" meta:character-count="273" meta:non-whitespace-character-count="239"/>
  </office:meta>
</office:document-meta>
</file>